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e3d62" officeooo:paragraph-rsid="000e3d62"/>
    </style:style>
    <style:style style:name="P2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03272" officeooo:paragraph-rsid="00103272"/>
    </style:style>
    <style:style style:name="P3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1e5ba" officeooo:paragraph-rsid="0011e5ba"/>
    </style:style>
    <style:style style:name="P4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29f0b" officeooo:paragraph-rsid="00129f0b"/>
    </style:style>
    <style:style style:name="P5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43ad7" officeooo:paragraph-rsid="00143ad7"/>
    </style:style>
    <style:style style:name="P6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53bb9" officeooo:paragraph-rsid="00153bb9"/>
    </style:style>
    <style:style style:name="P7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6c625" officeooo:paragraph-rsid="0016c625"/>
    </style:style>
    <style:style style:name="P8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a1456" officeooo:paragraph-rsid="001a1456"/>
    </style:style>
    <style:style style:name="P9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cfac1" officeooo:paragraph-rsid="001cfac1"/>
    </style:style>
    <style:style style:name="P10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edaa6" officeooo:paragraph-rsid="001edaa6"/>
    </style:style>
    <style:style style:name="P11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fa375" officeooo:paragraph-rsid="001fa375"/>
    </style:style>
    <style:style style:name="P12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2322d9" officeooo:paragraph-rsid="002322d9"/>
    </style:style>
    <style:style style:name="P13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29c5a8" officeooo:paragraph-rsid="0029c5a8"/>
    </style:style>
    <style:style style:name="P14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2ad26f" officeooo:paragraph-rsid="002ad26f"/>
    </style:style>
    <style:style style:name="P15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2eaf5f" officeooo:paragraph-rsid="002eaf5f"/>
    </style:style>
    <style:style style:name="P16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style:text-line-through-style="none" style:text-line-through-type="none" officeooo:rsid="00264c28" officeooo:paragraph-rsid="00264c28"/>
    </style:style>
    <style:style style:name="P17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style:text-line-through-style="none" style:text-line-through-type="none" officeooo:rsid="002d27f8" officeooo:paragraph-rsid="002d27f8"/>
    </style:style>
    <style:style style:name="P18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29c5a8" officeooo:paragraph-rsid="0029c5a8"/>
    </style:style>
    <style:style style:name="P19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3203b1" officeooo:paragraph-rsid="003203b1"/>
    </style:style>
    <style:style style:name="T1" style:family="text">
      <style:text-properties officeooo:rsid="00140128"/>
    </style:style>
    <style:style style:name="T2" style:family="text">
      <style:text-properties officeooo:rsid="0014672c"/>
    </style:style>
    <style:style style:name="T3" style:family="text">
      <style:text-properties officeooo:rsid="00168ede"/>
    </style:style>
    <style:style style:name="T4" style:family="text">
      <style:text-properties officeooo:rsid="0018461f"/>
    </style:style>
    <style:style style:name="T5" style:family="text">
      <style:text-properties officeooo:rsid="001bece9"/>
    </style:style>
    <style:style style:name="T6" style:family="text">
      <style:text-properties officeooo:rsid="001ecf1e"/>
    </style:style>
    <style:style style:name="T7" style:family="text">
      <style:text-properties officeooo:rsid="001fa375"/>
    </style:style>
    <style:style style:name="T8" style:family="text">
      <style:text-properties officeooo:rsid="00216896"/>
    </style:style>
    <style:style style:name="T9" style:family="text">
      <style:text-properties officeooo:rsid="0024d8fe"/>
    </style:style>
    <style:style style:name="T10" style:family="text">
      <style:text-properties officeooo:rsid="0026bd00"/>
    </style:style>
    <style:style style:name="T11" style:family="text">
      <style:text-properties officeooo:rsid="0027e93f"/>
    </style:style>
    <style:style style:name="T12" style:family="text">
      <style:text-properties officeooo:rsid="002ab969"/>
    </style:style>
    <style:style style:name="T13" style:family="text">
      <style:text-properties officeooo:rsid="002c426a"/>
    </style:style>
    <style:style style:name="T14" style:family="text">
      <style:text-properties officeooo:rsid="003093e2"/>
    </style:style>
    <style:style style:name="T15" style:family="text">
      <style:text-properties officeooo:rsid="0032cbae"/>
    </style:style>
    <style:style style:name="T16" style:family="text">
      <style:text-properties officeooo:rsid="00386413"/>
    </style:style>
    <style:style style:name="T17" style:family="text">
      <style:text-properties officeooo:rsid="00398e24"/>
    </style:style>
    <style:style style:name="T18" style:family="text">
      <style:text-properties officeooo:rsid="003b82f8"/>
    </style:style>
    <style:style style:name="T19" style:family="text">
      <style:text-properties officeooo:rsid="003cb5d2"/>
    </style:style>
    <style:style style:name="T20" style:family="text">
      <style:text-properties officeooo:rsid="003e6167"/>
    </style:style>
    <style:style style:name="T21" style:family="text">
      <style:text-properties officeooo:rsid="003ed55f"/>
    </style:style>
    <style:style style:name="T22" style:family="text">
      <style:text-properties officeooo:rsid="0041b422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ed55f"/>
    </style:style>
    <style:style style:name="T25" style:family="text">
      <style:text-properties style:text-line-through-style="none" style:text-line-through-type="none" officeooo:rsid="0032cbae"/>
    </style:style>
    <style:style style:name="T26" style:family="text">
      <style:text-properties officeooo:rsid="00493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RMIO (0134,004)</text:p>
      <text:p text:style-name="P1"/>
      <text:p text:style-name="P1">Prologue<text:tab/>1</text:p>
      <text:p text:style-name="P1"/>
      <text:p text:style-name="P1">Act 1, scene 1<text:tab/>35</text:p>
      <text:p text:style-name="P1">Act 1, scene 2<text:tab/>51</text:p>
      <text:p text:style-name="P1">Act 1, scene 3<text:tab/>153</text:p>
      <text:p text:style-name="P1">Act 1, scene 4<text:tab/>179</text:p>
      <text:p text:style-name="P1"/>
      <text:p text:style-name="P2">Act 2, scene 1<text:tab/>231</text:p>
      <text:p text:style-name="P2">Act 2, scene 2<text:tab/>315</text:p>
      <text:p text:style-name="P2">Act 2, scene 3<text:tab/>348</text:p>
      <text:p text:style-name="P3">Act 2, scene 4<text:tab/>441</text:p>
      <text:p text:style-name="P3"/>
      <text:p text:style-name="P4">Act 3, scene 1<text:tab/><text:span text:style-name="T1">465</text:span></text:p>
      <text:p text:style-name="P5">Act 3, scene 2<text:tab/><text:span text:style-name="T2">485</text:span></text:p>
      <text:p text:style-name="P6">Act 3, scene 3<text:tab/><text:span text:style-name="T3">534</text:span></text:p>
      <text:p text:style-name="P7"/>
      <text:p text:style-name="P7">Act <text:span text:style-name="T4">4</text:span>, scene <text:span text:style-name="T4">1</text:span><text:tab/><text:span text:style-name="T4">567</text:span></text:p>
      <text:p text:style-name="P8">Act 4, scene 2<text:tab/><text:span text:style-name="T5">591</text:span></text:p>
      <text:p text:style-name="P9">Act 4, scene 3<text:tab/>606</text:p>
      <text:p text:style-name="P9">Act 4, scene 4<text:tab/><text:span text:style-name="T6">682</text:span></text:p>
      <text:p text:style-name="P10">Act 4, scene 5<text:tab/><text:span text:style-name="T7">713</text:span></text:p>
      <text:p text:style-name="P10"/>
      <text:p text:style-name="P11">Act 5, scene 1<text:tab/><text:span text:style-name="T8">728</text:span></text:p>
      <text:p text:style-name="P12">Act 5, scene 2<text:tab/><text:span text:style-name="T9">766</text:span></text:p>
      <text:p text:style-name="P16">Act 5, scene 3<text:tab/><text:span text:style-name="T10">784</text:span></text:p>
      <text:p text:style-name="P13">Act 5, scene <text:span text:style-name="T17">4</text:span><text:tab/>820</text:p>
      <text:p text:style-name="P13">Act 5, scene <text:span text:style-name="T18">5</text:span><text:tab/><text:span text:style-name="T12">829</text:span></text:p>
      <text:p text:style-name="P14">Act 5, scene <text:span text:style-name="T19">6</text:span><text:tab/><text:span text:style-name="T13">841</text:span></text:p>
      <text:p text:style-name="P17">Act 5, scene <text:span text:style-name="T19">7</text:span><text:tab/>884 <text:span text:style-name="T22">[check man.]</text:span></text:p>
      <text:p text:style-name="P15">Act 5, scene <text:span text:style-name="T26">7/8</text:span><text:tab/><text:span text:style-name="T14">894 [check man.]</text:span></text:p>
      <text:p text:style-name="P19"><text:span text:style-name="T23">Act 5, scene </text:span><text:span text:style-name="T24">9</text:span><text:span text:style-name="T23"><text:tab/></text:span><text:span text:style-name="T25">99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4:01:20.869585420</meta:creation-date>
    <dc:date>2020-07-20T10:25:32.889037053</dc:date>
    <meta:editing-duration>PT2H1S</meta:editing-duration>
    <meta:editing-cycles>52</meta:editing-cycles>
    <meta:generator>LibreOffice/6.2.6.2$MacOSX_X86_64 LibreOffice_project/684e730861356e74889dfe6dbddd3562aae2e6ad</meta:generator>
    <meta:document-statistic meta:table-count="0" meta:image-count="0" meta:object-count="0" meta:page-count="1" meta:paragraph-count="27" meta:word-count="133" meta:character-count="504" meta:non-whitespace-character-count="398"/>
  </office:meta>
</office:document-meta>
</file>